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>
      <style:paragraph-properties fo:margin-top="0cm" fo:margin-bottom="0cm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top"/></text:p>
      <text:section text:style-name="Sect1" text:name="wrap">
        <text:section text:style-name="Sect1" text:name="page-header">
          <text:h text:style-name="Heading_20_1" text:outline-level="1">Timelab miniCNC</text:h>
          <text:p text:style-name="Text_20_body">development board<text:line-break/><text:a xlink:type="simple" xlink:href="http://localhost/minicnc/">http://localhost/minicnc/</text:a></text:p>
          <text:h text:style-name="Heading_20_2" text:outline-level="2">Gcode commands</text:h>
          <text:p text:style-name="Text_20_body"><text:a xlink:type="simple" xlink:href="http://localhost/minicnc/viewtopic.php?f=101&amp;t=81">http://localhost/minicnc/viewtopic.php?f=101&amp;t=81</text:a></text:p>
        </text:section>
        <text:section text:style-name="Sect1" text:name="page-body">
          <text:p text:style-name="P1">Page <text:span text:style-name="Strong_20_Emphasis">1</text:span> of <text:span text:style-name="Strong_20_Emphasis">1</text:span></text:p>
          <text:h text:style-name="Heading_20_3" text:outline-level="3">Gcode commands</text:h>
          <text:p text:style-name="P2">Posted: <text:span text:style-name="Strong_20_Emphasis">23 Mar 2012, 14:05</text:span></text:p>
          <text:p text:style-name="P2">by <text:span text:style-name="Strong_20_Emphasis">Lonefish</text:span></text:p>
          <text:p text:style-name="P2">Handige link met samenvatting Gcode commands : <text:line-break/><text:line-break/><text:a xlink:type="simple" xlink:href="http://linuxcnc.org/docs/html/gcode.html">http://linuxcnc.org/docs/html/gcode.html</text:a><text:line-break/><text:line-break/>Handig voor ons :<text:line-break/><text:line-break/>Instelcommando's <text:line-break/>G90 =&gt; Absolute modus<text:line-break/>G92 X0 Y0 Z0 =&gt; Nulpunt instellen<text:line-break/>G21=&gt; Metric system<text:line-break/><text:line-break/>Beweegcommando's<text:line-break/>G00 =&gt; Rapid movement<text:line-break/>G01 =&gt; Normal movement</text:p>
          <text:p text:style-name="Horizontal_20_Line"/>
          <text:h text:style-name="Heading_20_3" text:outline-level="3">Re: Gcode commands</text:h>
          <text:p text:style-name="P2">Posted: <text:span text:style-name="Strong_20_Emphasis">28 Apr 2012, 14:12</text:span></text:p>
          <text:p text:style-name="P2">by <text:span text:style-name="Strong_20_Emphasis">geoffrey</text:span></text:p>
          <text:p text:style-name="P2">Tips ivm firmware:<text:line-break/><text:a xlink:type="simple" xlink:href="http://sliptonic.com/?p=465">http://sliptonic.com/?p=465</text:a></text:p>
          <text:p text:style-name="Horizontal_20_Line"/>
          <text:h text:style-name="Heading_20_3" text:outline-level="3">Re: Gcode commands</text:h>
          <text:p text:style-name="P2">Posted: <text:span text:style-name="Strong_20_Emphasis">28 Apr 2012, 14:19</text:span></text:p>
          <text:p text:style-name="P2">by <text:span text:style-name="Strong_20_Emphasis">geoffrey</text:span></text:p>
          <text:p text:style-name="P2"><text:span text:style-name="T1">G CODES</text:span><text:line-break/><text:line-break/>case 0: // G0 -&gt; G1<text:line-break/>case 1: // G1<text:line-break/><text:line-break/>case 4: // G4 dwell<text:line-break/><text:line-break/><text:soft-page-break/>case 28: //G28 Home all Axis one at a time<text:line-break/><text:line-break/><text:line-break/>case 90: // G90<text:line-break/>case 91: // G91<text:line-break/>case 92: // G92<text:line-break/><text:line-break/><text:span text:style-name="T1">M CODES</text:span><text:line-break/>case 20: // M20 - list SD card<text:line-break/>case 21: // M21 - init SD card<text:line-break/>case 22: //M22 - release SD card<text:line-break/>case 23: //M23 - Select file<text:line-break/>case 24: //M24 - Start SD print<text:line-break/>case 25: //M25 - Pause SD print<text:line-break/>case 26: //M26 - Set SD index<text:line-break/>case 27: //M27 - Get SD status<text:line-break/>case 28: //M28 - Start SD write<text:line-break/>case 29: //M29 - Stop SD write<text:line-break/>case 42: //M42 -Change pin status via gcode<text:line-break/>case 104: // M104<text:line-break/>case 140: // M140 set bed temp<text:line-break/>case 105: // M105<text:line-break/>case 109: // M109 - Wait for extruder heater to reach target.<text:line-break/>case 190: // M190 - Wait bed for heater to reach target.<text:line-break/>case 106: //M106 Fan On<text:line-break/>case 107: //M107 Fan Off<text:line-break/>case 80: // M81 - ATX Power On<text:line-break/>case 81: // M81 - ATX Power Off<text:line-break/>case 82:<text:line-break/>case 83:<text:line-break/>case 84:<text:line-break/>case 85: // M85<text:line-break/>case 92: // M92<text:line-break/>case 115: // M115 FIRMWARE OPVRAGEN<text:line-break/>case 114: // M114 HUIDIGE POSITIE OPVRAGEN<text:line-break/>case 119: // M119<text:line-break/>case 201: // M201<text:line-break/>case 202: // M202</text:p>
          <text:p text:style-name="Horizontal_20_Line"/>
        </text:section>
        <text:section text:style-name="Sect1" text:name="page-footer">
          <text:p text:style-name="Standard">All times are UTC [ DST ]<text:line-break/>Page <text:span text:style-name="Strong_20_Emphasis">1</text:span> of <text:span text:style-name="Strong_20_Emphasis">1</text:span></text:p>
          <text:p text:style-name="Standard">Powered by phpBB® Forum Software © phpBB Group<text:line-break/>http://www.phpbb.com/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2T15:59:35.60</meta:creation-date>
    <meta:document-statistic meta:table-count="0" meta:image-count="0" meta:object-count="0" meta:page-count="2" meta:paragraph-count="19" meta:word-count="325" meta:character-count="1722" meta:non-whitespace-character-count="1404"/>
    <dc:date>2012-05-22T15:59:48.70</dc:date>
    <meta:editing-duration>PT13S</meta:editing-duration>
    <meta:editing-cycles>1</meta:editing-cycles>
    <meta:generator>LibreOffice/3.4$Win32 LibreOffice_project/340m1$Build-402</meta:generator>
  </office:meta>
</office:document-meta>
</file>